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estTable" style:family="table">
      <style:table-properties style:width="27.305cm" table:align="margins"/>
    </style:style>
    <style:style style:name="TestTable.A" style:family="table-column">
      <style:table-column-properties style:column-width="1.603cm" style:rel-column-width="909*"/>
    </style:style>
    <style:style style:name="TestTable.B" style:family="table-column">
      <style:table-column-properties style:column-width="2.69cm" style:rel-column-width="1525*"/>
    </style:style>
    <style:style style:name="TestTable.C" style:family="table-column">
      <style:table-column-properties style:column-width="4.507cm" style:rel-column-width="2555*"/>
    </style:style>
    <style:style style:name="TestTable.D" style:family="table-column">
      <style:table-column-properties style:column-width="4.595cm" style:rel-column-width="2605*"/>
    </style:style>
    <style:style style:name="TestTable.E" style:family="table-column">
      <style:table-column-properties style:column-width="5.292cm" style:rel-column-width="3000*"/>
    </style:style>
    <style:style style:name="TestTable.F" style:family="table-column">
      <style:table-column-properties style:column-width="3.115cm" style:rel-column-width="1766*"/>
    </style:style>
    <style:style style:name="TestTable.G" style:family="table-column">
      <style:table-column-properties style:column-width="5.503cm" style:rel-column-width="3120*"/>
    </style:style>
    <style:style style:name="Test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TestTable.G1" style:family="table-cell">
      <style:table-cell-properties fo:padding="0.097cm" fo:border="0.05pt solid #000000"/>
    </style:style>
    <style:style style:name="TestTable.A2" style:family="table-cell">
      <style:table-cell-properties fo:padding="0.097cm" fo:border-left="0.05pt solid #000000" fo:border-right="none" fo:border-top="none" fo:border-bottom="0.05pt solid #000000"/>
    </style:style>
    <style:style style:name="TestTable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be31" officeooo:paragraph-rsid="0014be31"/>
    </style:style>
    <style:style style:name="P2" style:family="paragraph" style:parent-style-name="Table_20_Contents">
      <style:paragraph-properties fo:text-align="center" style:justify-single-word="false"/>
      <style:text-properties officeooo:rsid="0014be31" officeooo:paragraph-rsid="0014be31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officeooo:rsid="00151184" officeooo:paragraph-rsid="00151184"/>
    </style:style>
    <style:style style:name="P5" style:family="paragraph" style:parent-style-name="Table_20_Contents">
      <style:paragraph-properties fo:text-align="center" style:justify-single-word="false"/>
      <style:text-properties officeooo:rsid="00151184" officeooo:paragraph-rsid="00151184"/>
    </style:style>
    <style:style style:name="P6" style:family="paragraph" style:parent-style-name="Table_20_Contents">
      <style:paragraph-properties fo:text-align="center" style:justify-single-word="false"/>
      <style:text-properties officeooo:rsid="0017fb1b" officeooo:paragraph-rsid="0017fb1b"/>
    </style:style>
    <style:style style:name="P7" style:family="paragraph" style:parent-style-name="Table_20_Contents">
      <style:text-properties officeooo:rsid="0017fb1b" officeooo:paragraph-rsid="0017fb1b"/>
    </style:style>
    <style:style style:name="P8" style:family="paragraph" style:parent-style-name="Table_20_Contents">
      <style:text-properties officeooo:rsid="00183429" officeooo:paragraph-rsid="00183429"/>
    </style:style>
    <style:style style:name="P9" style:family="paragraph" style:parent-style-name="Table_20_Contents">
      <style:paragraph-properties fo:text-align="center" style:justify-single-word="false"/>
      <style:text-properties officeooo:rsid="00183429" officeooo:paragraph-rsid="00183429"/>
    </style:style>
    <style:style style:name="P10" style:family="paragraph" style:parent-style-name="Table_20_Contents">
      <style:text-properties officeooo:rsid="00194157" officeooo:paragraph-rsid="00194157"/>
    </style:style>
    <style:style style:name="P11" style:family="paragraph" style:parent-style-name="Table_20_Contents">
      <style:paragraph-properties fo:text-align="center" style:justify-single-word="false"/>
      <style:text-properties officeooo:rsid="00194157" officeooo:paragraph-rsid="00194157"/>
    </style:style>
    <style:style style:name="P12" style:family="paragraph" style:parent-style-name="Table_20_Contents">
      <style:text-properties officeooo:rsid="0019f92f" officeooo:paragraph-rsid="0019f92f"/>
    </style:style>
    <style:style style:name="P13" style:family="paragraph" style:parent-style-name="Table_20_Contents">
      <style:text-properties officeooo:paragraph-rsid="0019f92f"/>
    </style:style>
    <style:style style:name="P14" style:family="paragraph" style:parent-style-name="Table_20_Contents">
      <style:paragraph-properties fo:text-align="center" style:justify-single-word="false"/>
      <style:text-properties officeooo:rsid="001ae5b7" officeooo:paragraph-rsid="001ae5b7"/>
    </style:style>
    <style:style style:name="P15" style:family="paragraph" style:parent-style-name="Table_20_Contents">
      <style:text-properties officeooo:rsid="001ae5b7" officeooo:paragraph-rsid="001ae5b7"/>
    </style:style>
    <style:style style:name="P16" style:family="paragraph" style:parent-style-name="Table_20_Contents">
      <style:text-properties officeooo:rsid="001c601a" officeooo:paragraph-rsid="001c601a"/>
    </style:style>
    <style:style style:name="P17" style:family="paragraph" style:parent-style-name="Table_20_Contents">
      <style:paragraph-properties fo:text-align="center" style:justify-single-word="false"/>
      <style:text-properties officeooo:rsid="001c601a" officeooo:paragraph-rsid="001c601a"/>
    </style:style>
    <style:style style:name="P18" style:family="paragraph" style:parent-style-name="Table_20_Contents">
      <style:paragraph-properties fo:text-align="center" style:justify-single-word="false"/>
      <style:text-properties officeooo:rsid="001cd8d3" officeooo:paragraph-rsid="001cd8d3"/>
    </style:style>
    <style:style style:name="P19" style:family="paragraph" style:parent-style-name="Table_20_Contents">
      <style:text-properties officeooo:rsid="001cd8d3" officeooo:paragraph-rsid="001cd8d3"/>
    </style:style>
    <style:style style:name="P20" style:family="paragraph" style:parent-style-name="Table_20_Heading">
      <style:text-properties officeooo:rsid="0014be31" officeooo:paragraph-rsid="0014be31"/>
    </style:style>
    <style:style style:name="T1" style:family="text">
      <style:text-properties officeooo:rsid="00183429"/>
    </style:style>
    <style:style style:name="T2" style:family="text">
      <style:text-properties officeooo:rsid="0019f92f"/>
    </style:style>
    <style:style style:name="T3" style:family="text">
      <style:text-properties officeooo:rsid="001ae5b7"/>
    </style:style>
    <style:style style:name="T4" style:family="text">
      <style:text-properties officeooo:rsid="001cd8d3"/>
    </style:style>
    <style:style style:name="T5" style:family="text">
      <style:text-properties officeooo:rsid="001cf0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estTable" table:style-name="TestTable">
        <table:table-column table:style-name="TestTable.A"/>
        <table:table-column table:style-name="TestTable.B"/>
        <table:table-column table:style-name="TestTable.C"/>
        <table:table-column table:style-name="TestTable.D"/>
        <table:table-column table:style-name="TestTable.E"/>
        <table:table-column table:style-name="TestTable.F"/>
        <table:table-column table:style-name="TestTable.G"/>
        <table:table-header-rows>
          <table:table-row>
            <table:table-cell table:style-name="TestTable.A1" office:value-type="string">
              <text:p text:style-name="P20">Test ID</text:p>
            </table:table-cell>
            <table:table-cell table:style-name="TestTable.A1" office:value-type="string">
              <text:p text:style-name="P20">Requirement</text:p>
            </table:table-cell>
            <table:table-cell table:style-name="TestTable.A1" office:value-type="string">
              <text:p text:style-name="P20">Description</text:p>
            </table:table-cell>
            <table:table-cell table:style-name="TestTable.A1" office:value-type="string">
              <text:p text:style-name="P20">Input Data</text:p>
            </table:table-cell>
            <table:table-cell table:style-name="TestTable.A1" office:value-type="string">
              <text:p text:style-name="P20">Expected Outputs</text:p>
            </table:table-cell>
            <table:table-cell table:style-name="TestTable.A1" office:value-type="string">
              <text:p text:style-name="P20">Pass (p) / Fail (f)</text:p>
            </table:table-cell>
            <table:table-cell table:style-name="TestTable.G1" office:value-type="string">
              <text:p text:style-name="P20">Comment</text:p>
            </table:table-cell>
          </table:table-row>
        </table:table-header-rows>
        <table:table-row>
          <table:table-cell table:style-name="TestTable.A2" office:value-type="string">
            <text:p text:style-name="P2">1</text:p>
          </table:table-cell>
          <table:table-cell table:style-name="TestTable.A2" office:value-type="string">
            <text:p text:style-name="P2">FR1</text:p>
          </table:table-cell>
          <table:table-cell table:style-name="TestTable.A2" office:value-type="string">
            <text:p text:style-name="P1">On list wines screen: Customer can see wines sold, listed in alphabetical order and paginated</text:p>
          </table:table-cell>
          <table:table-cell table:style-name="TestTable.A2" office:value-type="string">
            <text:p text:style-name="P1">Navigate to wines page. Have wines with varying letters in the alphabet in sort description and lots of them.</text:p>
          </table:table-cell>
          <table:table-cell table:style-name="TestTable.A2" office:value-type="string">
            <text:p text:style-name="P1">List of all wines sold by MAF <text:span text:style-name="T5">displayed on page</text:span>.</text:p>
          </table:table-cell>
          <table:table-cell table:style-name="TestTable.A2" office:value-type="string">
            <text:p text:style-name="P3"/>
          </table:table-cell>
          <table:table-cell table:style-name="TestTable.G2" office:value-type="string">
            <text:p text:style-name="Table_20_Contents"/>
          </table:table-cell>
        </table:table-row>
        <table:table-row>
          <table:table-cell table:style-name="TestTable.A2" office:value-type="string">
            <text:p text:style-name="P2">2</text:p>
          </table:table-cell>
          <table:table-cell table:style-name="TestTable.A2" office:value-type="string">
            <text:p text:style-name="P2">FR1</text:p>
          </table:table-cell>
          <table:table-cell table:style-name="TestTable.A2" office:value-type="string">
            <text:p text:style-name="P1">On list wines screen: Customer can see wine picture, short description, bottle size, price and supplier</text:p>
          </table:table-cell>
          <table:table-cell table:style-name="TestTable.A2" office:value-type="string">
            <text:p text:style-name="P1">Navigate to wines page, look at information listed in description field of this test</text:p>
          </table:table-cell>
          <table:table-cell table:style-name="TestTable.A2" office:value-type="string">
            <text:p text:style-name="P1">Information from description about the wine should be displayed alongside it.</text:p>
          </table:table-cell>
          <table:table-cell table:style-name="TestTable.A2" office:value-type="string">
            <text:p text:style-name="P3"/>
          </table:table-cell>
          <table:table-cell table:style-name="TestTable.G2" office:value-type="string">
            <text:p text:style-name="Table_20_Contents"/>
          </table:table-cell>
        </table:table-row>
        <table:table-row>
          <table:table-cell table:style-name="TestTable.A2" office:value-type="string">
            <text:p text:style-name="P2">3</text:p>
          </table:table-cell>
          <table:table-cell table:style-name="TestTable.A2" office:value-type="string">
            <text:p text:style-name="P2">FR2</text:p>
          </table:table-cell>
          <table:table-cell table:style-name="TestTable.A2" office:value-type="string">
            <text:p text:style-name="P1">On list wines screen:</text:p>
            <text:p text:style-name="P4">Can enter search term, click search and see a list of wines matching the criterion</text:p>
          </table:table-cell>
          <table:table-cell table:style-name="TestTable.A2" office:value-type="string">
            <text:p text:style-name="P4">Navigate to wines page, enter search term “some” into search field and press search</text:p>
          </table:table-cell>
          <table:table-cell table:style-name="TestTable.A2" office:value-type="string">
            <text:p text:style-name="P4">Wines containing the search term in their short description should be displayed. Specifically, these should be “Some Wine”.</text:p>
          </table:table-cell>
          <table:table-cell table:style-name="TestTable.A2" office:value-type="string">
            <text:p text:style-name="P3"/>
          </table:table-cell>
          <table:table-cell table:style-name="TestTable.G2" office:value-type="string">
            <text:p text:style-name="Table_20_Contents"/>
          </table:table-cell>
        </table:table-row>
        <table:table-row>
          <table:table-cell table:style-name="TestTable.A2" office:value-type="string">
            <text:p text:style-name="P5">4</text:p>
          </table:table-cell>
          <table:table-cell table:style-name="TestTable.A2" office:value-type="string">
            <text:p text:style-name="P5">FR2</text:p>
          </table:table-cell>
          <table:table-cell table:style-name="TestTable.A2" office:value-type="string">
            <text:p text:style-name="P4">On list wines screen:</text:p>
            <text:p text:style-name="P4">Customer isn't able to see wines that don't match the search term</text:p>
          </table:table-cell>
          <table:table-cell table:style-name="TestTable.A2" office:value-type="string">
            <text:p text:style-name="P4">Enter a search term that doesn't at all match any of the short descriptions in the table. Specifically, “qwerty”</text:p>
          </table:table-cell>
          <table:table-cell table:style-name="TestTable.A2" office:value-type="string">
            <text:p text:style-name="P4">No wines should be displayed in the search results.</text:p>
          </table:table-cell>
          <table:table-cell table:style-name="TestTable.A2" office:value-type="string">
            <text:p text:style-name="P3"/>
          </table:table-cell>
          <table:table-cell table:style-name="TestTable.G2" office:value-type="string">
            <text:p text:style-name="Table_20_Contents"/>
          </table:table-cell>
        </table:table-row>
        <table:table-row>
          <table:table-cell table:style-name="TestTable.A2" office:value-type="string">
            <text:p text:style-name="P5">5</text:p>
          </table:table-cell>
          <table:table-cell table:style-name="TestTable.A2" office:value-type="string">
            <text:p text:style-name="P5">FR2</text:p>
          </table:table-cell>
          <table:table-cell table:style-name="TestTable.A2" office:value-type="string">
            <text:p text:style-name="P4">On list wines screen:</text:p>
            <text:p text:style-name="P4">Customer is able to search for wines from both suppliers</text:p>
          </table:table-cell>
          <table:table-cell table:style-name="TestTable.A2" office:value-type="string">
            <text:p text:style-name="P4">Enter a search term matching a short description of one of the wines in the first supplier</text:p>
          </table:table-cell>
          <table:table-cell table:style-name="TestTable.A2" office:value-type="string">
            <text:p text:style-name="P4">The wines matching the search term from the first web service should be displayed in the page.</text:p>
          </table:table-cell>
          <table:table-cell table:style-name="TestTable.A2" office:value-type="string">
            <text:p text:style-name="P3"/>
          </table:table-cell>
          <table:table-cell table:style-name="TestTable.G2" office:value-type="string">
            <text:p text:style-name="Table_20_Contents"/>
          </table:table-cell>
        </table:table-row>
        <table:table-row>
          <table:table-cell table:style-name="TestTable.A2" office:value-type="string">
            <text:p text:style-name="P5">6</text:p>
          </table:table-cell>
          <table:table-cell table:style-name="TestTable.A2" office:value-type="string">
            <text:p text:style-name="P6">FR3</text:p>
          </table:table-cell>
          <table:table-cell table:style-name="TestTable.A2" office:value-type="string">
            <text:p text:style-name="P7">On list wines screen:</text:p>
            <text:p text:style-name="P7">Customer can click on a picture of a wine and view full information on the wine</text:p>
          </table:table-cell>
          <table:table-cell table:style-name="TestTable.A2" office:value-type="string">
            <text:p text:style-name="P7">Click on an image <text:span text:style-name="T1">in the wines listings page</text:span></text:p>
          </table:table-cell>
          <table:table-cell table:style-name="TestTable.A2" office:value-type="string">
            <text:p text:style-name="P8">The 'show' page for the wine corresponding to the picture clicked on should be displayed, showing all the information on the wine along with a quantity field and an 'Add to Basket' button.</text:p>
          </table:table-cell>
          <table:table-cell table:style-name="TestTable.A2" office:value-type="string">
            <text:p text:style-name="P3"/>
          </table:table-cell>
          <table:table-cell table:style-name="TestTable.G2" office:value-type="string">
            <text:p text:style-name="Table_20_Contents"/>
          </table:table-cell>
        </table:table-row>
        <table:table-row>
          <table:table-cell table:style-name="TestTable.A2" office:value-type="string">
            <text:p text:style-name="P9">7</text:p>
          </table:table-cell>
          <table:table-cell table:style-name="TestTable.A2" office:value-type="string">
            <text:p text:style-name="P9">FR4</text:p>
          </table:table-cell>
          <table:table-cell table:style-name="TestTable.A2" office:value-type="string">
            <text:p text:style-name="P8">From 'show' page, <text:soft-page-break/>customer can add wines to their basket</text:p>
          </table:table-cell>
          <table:table-cell table:style-name="TestTable.A2" office:value-type="string">
            <text:p text:style-name="P8">From a wine 'show' page, <text:soft-page-break/>click 'Add to Basket' button.</text:p>
          </table:table-cell>
          <table:table-cell table:style-name="TestTable.A2" office:value-type="string">
            <text:p text:style-name="P8">Basket should contain the <text:soft-page-break/>wine added.</text:p>
          </table:table-cell>
          <table:table-cell table:style-name="TestTable.A2" office:value-type="string">
            <text:p text:style-name="P3"/>
          </table:table-cell>
          <table:table-cell table:style-name="TestTable.G2" office:value-type="string">
            <text:p text:style-name="Table_20_Contents"/>
          </table:table-cell>
        </table:table-row>
        <table:table-row>
          <table:table-cell table:style-name="TestTable.A2" office:value-type="string">
            <text:p text:style-name="P9">8</text:p>
          </table:table-cell>
          <table:table-cell table:style-name="TestTable.A2" office:value-type="string">
            <text:p text:style-name="P9">FR4</text:p>
          </table:table-cell>
          <table:table-cell table:style-name="TestTable.A2" office:value-type="string">
            <text:p text:style-name="P8">From 'show' page, customer can add an arbitrary quantity of a wine to their basket</text:p>
          </table:table-cell>
          <table:table-cell table:style-name="TestTable.A2" office:value-type="string">
            <text:p text:style-name="P8">From a wine 'show' page, enter '4' into the quantity field and click 'Add to Basket' button.</text:p>
          </table:table-cell>
          <table:table-cell table:style-name="TestTable.A2" office:value-type="string">
            <text:p text:style-name="P8">Basket should contain 4 of the wine added.</text:p>
          </table:table-cell>
          <table:table-cell table:style-name="TestTable.A2" office:value-type="string">
            <text:p text:style-name="P3"/>
          </table:table-cell>
          <table:table-cell table:style-name="TestTable.G2" office:value-type="string">
            <text:p text:style-name="Table_20_Contents"/>
          </table:table-cell>
        </table:table-row>
        <table:table-row>
          <table:table-cell table:style-name="TestTable.A2" office:value-type="string">
            <text:p text:style-name="P9">9</text:p>
          </table:table-cell>
          <table:table-cell table:style-name="TestTable.A2" office:value-type="string">
            <text:p text:style-name="P9">FR5</text:p>
          </table:table-cell>
          <table:table-cell table:style-name="TestTable.A2" office:value-type="string">
            <text:p text:style-name="P8">Customer is able to see what is in their basket</text:p>
          </table:table-cell>
          <table:table-cell table:style-name="TestTable.A2" office:value-type="string">
            <text:p text:style-name="P10">From a wine 'show' page, click the 'Add to Basket' button.</text:p>
          </table:table-cell>
          <table:table-cell table:style-name="TestTable.A2" office:value-type="string">
            <text:p text:style-name="P10">Should be able to see the contents of the basket, including the one we added in this test.</text:p>
          </table:table-cell>
          <table:table-cell table:style-name="TestTable.A2" office:value-type="string">
            <text:p text:style-name="P3"/>
          </table:table-cell>
          <table:table-cell table:style-name="TestTable.G2" office:value-type="string">
            <text:p text:style-name="Table_20_Contents"/>
          </table:table-cell>
        </table:table-row>
        <table:table-row>
          <table:table-cell table:style-name="TestTable.A2" office:value-type="string">
            <text:p text:style-name="P11">10</text:p>
          </table:table-cell>
          <table:table-cell table:style-name="TestTable.A2" office:value-type="string">
            <text:p text:style-name="P11">FR6a</text:p>
          </table:table-cell>
          <table:table-cell table:style-name="TestTable.A2" office:value-type="string">
            <text:p text:style-name="P12">Customer can checkout their order from the basket page having already logged in</text:p>
          </table:table-cell>
          <table:table-cell table:style-name="TestTable.A2" office:value-type="string">
            <text:p text:style-name="P13"><text:span text:style-name="T2">Log in as a customer, add “Some Wine” by a particular supplier to the basket and click the checkout button. Run `curl http://localhost:5000/orders` (GET request) from a bash terminal window and check the response contains the sent order</text:span></text:p>
          </table:table-cell>
          <table:table-cell table:style-name="TestTable.A2" office:value-type="string">
            <text:p text:style-name="P12">Checked out order should appear in the result of the GET request. The logs for the supplier service should also show an incoming POST request containing the data. <text:span text:style-name="T3">Order should contain the logged in customer's name, address, email address, barcode number of the wine and the quantity.</text:span></text:p>
          </table:table-cell>
          <table:table-cell table:style-name="TestTable.A2" office:value-type="string">
            <text:p text:style-name="P3"/>
          </table:table-cell>
          <table:table-cell table:style-name="TestTable.G2" office:value-type="string">
            <text:p text:style-name="Table_20_Contents"/>
          </table:table-cell>
        </table:table-row>
        <table:table-row>
          <table:table-cell table:style-name="TestTable.A2" office:value-type="string">
            <text:p text:style-name="P14">11</text:p>
          </table:table-cell>
          <table:table-cell table:style-name="TestTable.A2" office:value-type="string">
            <text:p text:style-name="P14">FR6b</text:p>
          </table:table-cell>
          <table:table-cell table:style-name="TestTable.A2" office:value-type="string">
            <text:p text:style-name="P15">Customer can checkout their order without logging in</text:p>
          </table:table-cell>
          <table:table-cell table:style-name="TestTable.A2" office:value-type="string">
            <text:p text:style-name="P15">Add “Some Wine” by a particular supplied to the basket and click the checkout button from the basket page.</text:p>
          </table:table-cell>
          <table:table-cell table:style-name="TestTable.A2" office:value-type="string">
            <text:p text:style-name="P15">Customer should be directed to the log in page and asked to login. After logging in, order should be sent, containing the same data as in test 10.</text:p>
          </table:table-cell>
          <table:table-cell table:style-name="TestTable.A2" office:value-type="string">
            <text:p text:style-name="P3"/>
          </table:table-cell>
          <table:table-cell table:style-name="TestTable.G2" office:value-type="string">
            <text:p text:style-name="Table_20_Contents"/>
          </table:table-cell>
        </table:table-row>
        <table:table-row>
          <table:table-cell table:style-name="TestTable.A2" office:value-type="string">
            <text:p text:style-name="P14">12</text:p>
          </table:table-cell>
          <table:table-cell table:style-name="TestTable.A2" office:value-type="string">
            <text:p text:style-name="P14">FR7</text:p>
          </table:table-cell>
          <table:table-cell table:style-name="TestTable.A2" office:value-type="string">
            <text:p text:style-name="P15">Customers can register their details</text:p>
          </table:table-cell>
          <table:table-cell table:style-name="TestTable.A2" office:value-type="string">
            <text:p text:style-name="P15">Navigate to the 'register' page, enter a customer name, an address, an email address and a password. Click register.</text:p>
          </table:table-cell>
          <table:table-cell table:style-name="TestTable.A2" office:value-type="string">
            <text:p text:style-name="P16">Customer details should be added to the customers database table.</text:p>
          </table:table-cell>
          <table:table-cell table:style-name="TestTable.A2" office:value-type="string">
            <text:p text:style-name="P3"/>
          </table:table-cell>
          <table:table-cell table:style-name="TestTable.G2" office:value-type="string">
            <text:p text:style-name="Table_20_Contents"/>
          </table:table-cell>
        </table:table-row>
        <text:soft-page-break/>
        <table:table-row>
          <table:table-cell table:style-name="TestTable.A2" office:value-type="string">
            <text:p text:style-name="P17">13</text:p>
          </table:table-cell>
          <table:table-cell table:style-name="TestTable.A2" office:value-type="string">
            <text:p text:style-name="P17">FR7</text:p>
          </table:table-cell>
          <table:table-cell table:style-name="TestTable.A2" office:value-type="string">
            <text:p text:style-name="P16">Customers can log in with the details they provided at registration.</text:p>
          </table:table-cell>
          <table:table-cell table:style-name="TestTable.A2" office:value-type="string">
            <text:p text:style-name="P16">Navigate to the 'login' page, enter the customer email address and password entered for the registration in test 12</text:p>
          </table:table-cell>
          <table:table-cell table:style-name="TestTable.A2" office:value-type="string">
            <text:p text:style-name="P16">Customer should be logged in. <text:span text:style-name="T4">Logout button should appear</text:span></text:p>
          </table:table-cell>
          <table:table-cell table:style-name="TestTable.A2" office:value-type="string">
            <text:p text:style-name="P3"/>
          </table:table-cell>
          <table:table-cell table:style-name="TestTable.G2" office:value-type="string">
            <text:p text:style-name="Table_20_Contents"/>
          </table:table-cell>
        </table:table-row>
        <table:table-row>
          <table:table-cell table:style-name="TestTable.A2" office:value-type="string">
            <text:p text:style-name="P18">14</text:p>
          </table:table-cell>
          <table:table-cell table:style-name="TestTable.A2" office:value-type="string">
            <text:p text:style-name="P18">FR7</text:p>
          </table:table-cell>
          <table:table-cell table:style-name="TestTable.A2" office:value-type="string">
            <text:p text:style-name="P19">Customers can log out</text:p>
          </table:table-cell>
          <table:table-cell table:style-name="TestTable.A2" office:value-type="string">
            <text:p text:style-name="P19">After doing test 13, click the logout button.</text:p>
          </table:table-cell>
          <table:table-cell table:style-name="TestTable.A2" office:value-type="string">
            <text:p text:style-name="P19">Login button should appear</text:p>
          </table:table-cell>
          <table:table-cell table:style-name="TestTable.A2" office:value-type="string">
            <text:p text:style-name="P3"/>
          </table:table-cell>
          <table:table-cell table:style-name="TestTable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088cm" fo:margin-bottom="1.316cm" fo:margin-left="0.998cm" fo:margin-right="1.39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e Peters</meta:initial-creator>
    <meta:creation-date>2015-12-04T23:17:43.152764354</meta:creation-date>
    <dc:date>2015-12-05T01:04:41.559336541</dc:date>
    <dc:creator>Dale Peters</dc:creator>
    <meta:editing-duration>PT13M18S</meta:editing-duration>
    <meta:editing-cycles>5</meta:editing-cycles>
    <meta:generator>LibreOffice/4.4.6.3$Linux_x86 LibreOffice_project/40m0$Build-3</meta:generator>
    <meta:document-statistic meta:table-count="1" meta:image-count="0" meta:object-count="0" meta:page-count="3" meta:paragraph-count="81" meta:word-count="679" meta:character-count="3818" meta:non-whitespace-character-count="3220"/>
  </office:meta>
</office:document-meta>
</file>